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mazonEmber" svg:font-family="AmazonEmber, 'Helvetica Neue', Helvetica, Arial, sans-serif"/>
    <style:font-face style:name="AmazonEmberBold" svg:font-family="AmazonEmberBold, 'Helvetica Neue Bold', 'Helvetica Neue', Helvetica, Arial, sans-serif"/>
    <style:font-face style:name="Consolas" svg:font-family="Consolas, 'Andale Mono WT', 'Andale Mono', 'Lucida Console', 'Lucida Sans Typewriter', 'DejaVu Sans Mono', 'Bitstream Vera Sans Mono', 'Liberation Mono', 'Nimbus Mono L', Monaco, 'Courier New', Courier, monospace"/>
    <style:font-face style:name="Lohit Devanagari1" svg:font-family="'Lohit Devanagari'"/>
    <style:font-face style:name="courier" svg:font-family="courier"/>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paragraph-properties fo:orphans="2" fo:widows="2"/>
    </style:style>
    <style:style style:name="P2" style:family="paragraph" style:parent-style-name="Text_20_body" style:list-style-name="L2">
      <style:paragraph-properties fo:orphans="2" fo:widows="2"/>
    </style:style>
    <style:style style:name="P3" style:family="paragraph" style:parent-style-name="Text_20_body" style:list-style-name="L2">
      <style:paragraph-properties fo:orphans="2" fo:widows="2"/>
      <style:text-properties fo:font-variant="normal" fo:text-transform="none" fo:color="#333333" style:font-name="AmazonEmber" fo:font-size="10.5pt" fo:letter-spacing="normal" fo:font-style="normal" fo:font-weight="normal"/>
    </style:style>
    <style:style style:name="P4" style:family="paragraph" style:parent-style-name="Text_20_body">
      <style:paragraph-properties fo:margin-left="0cm" fo:margin-right="0cm" fo:orphans="2" fo:widows="2" fo:text-indent="0cm" style:auto-text-indent="false"/>
    </style:style>
    <style:style style:name="P5" style:family="paragraph" style:parent-style-name="Text_20_body">
      <style:paragraph-properties fo:margin-left="0cm" fo:margin-right="0cm" fo:orphans="2" fo:widows="2" fo:text-indent="0cm" style:auto-text-indent="false"/>
      <style:text-properties fo:font-variant="normal" fo:text-transform="none" fo:color="#333333" style:font-name="AmazonEmber" fo:font-size="10.5pt" fo:letter-spacing="normal" fo:font-style="normal" fo:font-weight="normal"/>
    </style:style>
    <style:style style:name="P6" style:family="paragraph" style:parent-style-name="Text_20_body" style:list-style-name="L1">
      <style:paragraph-properties fo:margin-left="0cm" fo:margin-right="0.397cm" fo:orphans="2" fo:widows="2" fo:text-indent="0cm" style:auto-text-indent="false"/>
    </style:style>
    <style:style style:name="P7" style:family="paragraph" style:parent-style-name="Heading_20_3">
      <style:text-properties fo:font-variant="normal" fo:text-transform="none" fo:color="#333333" style:font-name="AmazonEmber" fo:letter-spacing="normal" fo:font-style="normal"/>
    </style:style>
    <style:style style:name="P8" style:family="paragraph" style:parent-style-name="Heading_20_3">
      <style:paragraph-properties fo:margin-left="0cm" fo:margin-right="0cm" fo:orphans="2" fo:widows="2" fo:text-indent="0cm" style:auto-text-indent="false"/>
      <style:text-properties fo:font-variant="normal" fo:text-transform="none" fo:color="#333333" style:font-name="AmazonEmber" fo:letter-spacing="normal" fo:font-style="normal"/>
    </style:style>
    <style:style style:name="P9" style:family="paragraph" style:parent-style-name="Preformatted_20_Text">
      <loext:graphic-properties draw:fill="solid" draw:fill-color="#f7f7f7" draw:opacity="100%"/>
      <style:paragraph-properties fo:margin-left="0cm" fo:margin-right="0.397cm" fo:margin-top="0cm" fo:margin-bottom="0.794cm" loext:contextual-spacing="false" fo:line-height="150%" fo:text-align="start" style:justify-single-word="false" fo:orphans="2" fo:widows="2" fo:text-indent="0cm" style:auto-text-indent="false" fo:background-color="#f7f7f7" fo:padding-left="0.397cm" fo:padding-right="0.049cm" fo:padding-top="0.556cm" fo:padding-bottom="0.049cm" fo:border="0.06pt solid #f7f7f7"/>
    </style:style>
    <style:style style:name="P10" style:family="paragraph" style:parent-style-name="Preformatted_20_Text" style:list-style-name="L1">
      <loext:graphic-properties draw:fill="solid" draw:fill-color="#f7f7f7" draw:opacity="100%"/>
      <style:paragraph-properties fo:margin-left="0cm" fo:margin-right="0.397cm" fo:margin-top="0cm" fo:margin-bottom="0.794cm" loext:contextual-spacing="false" fo:line-height="150%" fo:text-align="start" style:justify-single-word="false" fo:orphans="2" fo:widows="2" fo:text-indent="0cm" style:auto-text-indent="false" fo:background-color="#f7f7f7" fo:padding-left="0.397cm" fo:padding-right="0.049cm" fo:padding-top="0.556cm" fo:padding-bottom="0.049cm" fo:border="0.06pt solid #f7f7f7"/>
    </style:style>
    <style:style style:name="P11" style:family="paragraph" style:parent-style-name="Preformatted_20_Text" style:list-style-name="L2">
      <loext:graphic-properties draw:fill="solid" draw:fill-color="#f7f7f7" draw:opacity="100%"/>
      <style:paragraph-properties fo:margin-left="0cm" fo:margin-right="0.397cm" fo:margin-top="0cm" fo:margin-bottom="0.794cm" loext:contextual-spacing="false" fo:line-height="150%" fo:text-align="start" style:justify-single-word="false" fo:orphans="2" fo:widows="2" fo:text-indent="0cm" style:auto-text-indent="false" fo:background-color="#f7f7f7" fo:padding-left="0.397cm" fo:padding-right="0.049cm" fo:padding-top="0.556cm" fo:padding-bottom="0.049cm" fo:border="0.06pt solid #f7f7f7"/>
    </style:style>
    <style:style style:name="T1" style:family="text">
      <style:text-properties fo:font-variant="normal" fo:text-transform="none" fo:color="#333333" style:font-name="AmazonEmberBold" fo:font-size="10.5pt" fo:letter-spacing="normal" fo:font-style="normal" fo:font-weight="bold"/>
    </style:style>
    <style:style style:name="T2" style:family="text">
      <style:text-properties fo:font-variant="normal" fo:text-transform="none" fo:color="#333333" style:font-name="AmazonEmber" fo:font-size="10.5pt" fo:letter-spacing="normal" fo:font-style="normal" fo:font-weight="normal"/>
    </style:style>
    <style:style style:name="T3" style:family="text">
      <style:text-properties fo:font-variant="normal" fo:text-transform="none" fo:color="#333333" style:font-name="Consolas" fo:font-size="10.5pt" fo:letter-spacing="normal" fo:font-style="normal" fo:font-weight="normal" loext:padding="0cm" loext:border="none"/>
    </style:style>
    <style:style style:name="T4" style:family="text">
      <style:text-properties fo:font-variant="normal" fo:text-transform="none" fo:color="#333333" fo:letter-spacing="normal" loext:padding="0cm" loext:border="none"/>
    </style:style>
    <style:style style:name="T5" style:family="text">
      <style:text-properties fo:font-variant="normal" fo:text-transform="none" fo:color="#333333" style:font-name="courier" fo:font-size="10.5pt" fo:letter-spacing="normal" fo:font-style="normal" fo:font-weight="normal"/>
    </style:style>
    <style:style style:name="T6" style:family="text">
      <style:text-properties fo:font-variant="normal" fo:text-transform="none" fo:color="#005b86" style:text-line-through-style="none" style:text-line-through-type="none" style:font-name="AmazonEmber" fo:font-size="10.5pt" fo:letter-spacing="normal" fo:font-style="normal" style:text-underline-style="none" fo:font-weight="normal" style:text-blinking="false" fo:background-color="transparent" loext:char-shading-value="0"/>
    </style:style>
    <style:style style:name="T7" style:family="text">
      <style:text-properties fo:font-variant="normal" fo:text-transform="none" fo:color="#5f6364" style:font-name="Consolas" fo:font-size="10.5pt" fo:letter-spacing="normal" fo:font-style="normal" fo:font-weight="normal" loext:padding="0cm" loext:border="none"/>
    </style:style>
    <style:style style:name="T8" style:family="text">
      <style:text-properties fo:font-variant="normal" fo:text-transform="none" fo:color="#c92c2c" style:font-name="Consolas" fo:font-size="10.5pt" fo:letter-spacing="normal" fo:font-style="normal" fo:font-weight="normal" loext:padding="0cm" loext:border="none"/>
    </style:style>
    <style:style style:name="T9" style:family="text">
      <style:text-properties fo:font-variant="normal" fo:text-transform="none" fo:color="#a67f59" style:font-name="Consolas" fo:font-size="10.5pt" fo:letter-spacing="normal" fo:font-style="normal" fo:font-weight="normal" loext:padding="0cm" loext:border="none"/>
    </style:style>
    <style:style style:name="T10" style:family="text">
      <style:text-properties fo:font-variant="normal" fo:text-transform="none" fo:color="#2f9c0a" style:font-name="Consolas" fo:font-size="10.5pt" fo:letter-spacing="normal" fo:font-style="normal" fo:font-weight="normal" loext:padding="0cm" loext:border="none"/>
    </style:style>
    <style:style style:name="T11" style:family="text">
      <style:text-properties fo:font-variant="normal" fo:text-transform="none" fo:color="#ff0000" style:font-name="courier" fo:font-size="10.5pt" fo:letter-spacing="normal" fo:font-style="normal" fo:font-weight="bold"/>
    </style:style>
    <style:style style:name="T12" style:family="text">
      <style:text-properties fo:font-variant="normal" fo:text-transform="none" fo:color="#ff0000" style:font-name="courier" fo:font-size="10.5pt" fo:letter-spacing="normal" fo:font-style="normal" fo:font-weight="bold" loext:padding="0cm" loext:border="none"/>
    </style:style>
    <style:style style:name="T13" style:family="text">
      <style:text-properties style:font-name="courier"/>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3">Create an IAM role</text:h>
      <text:p text:style-name="P4"><text:span text:style-name="Strong_20_Emphasis"><text:span text:style-name="T1">Note:</text:span></text:span><text:span text:style-name="T2"> If you want to attach an existing IAM role, skip ahead to the “Attach the IAM role to an existing EC2 instance that was originally launched without an IAM role” section of this post. You also can </text:span><text:a xlink:type="simple" xlink:href="http://docs.aws.amazon.com/AWSEC2/latest/UserGuide/iam-roles-for-amazon-ec2.html#create-iam-role-console" office:target-frame-name="_blank" xlink:show="new" text:style-name="Internet_20_link" text:visited-style-name="Visited_20_Internet_20_Link"><text:span text:style-name="T6">create an IAM role using the console</text:span></text:a><text:span text:style-name="T2">, and then skip ahead to the same section.</text:span></text:p>
      <text:p text:style-name="P5">Before you can create an IAM role from the AWS CLI, you must create a trust policy. A trust policy permits AWS services such as EC2 to assume an IAM role on behalf of your application. To create the trust policy, copy the following policy and paste it in a text file that you save with the name, <text:span text:style-name="T13">YourNewRole-Trust-Policy.json</text:span>.</text:p>
      <text:p text:style-name="P9"><text:span text:style-name="Source_20_Text"><text:span text:style-name="T7">{</text:span></text:span></text:p>
      <text:p text:style-name="P9"><text:span text:style-name="Source_20_Text"><text:span text:style-name="T4"><text:s text:c="2"/></text:span></text:span><text:span text:style-name="Source_20_Text"><text:span text:style-name="T8">"Version"</text:span></text:span><text:span text:style-name="Source_20_Text"><text:span text:style-name="T9">:</text:span></text:span><text:span text:style-name="Source_20_Text"><text:span text:style-name="T3"> </text:span></text:span><text:span text:style-name="Source_20_Text"><text:span text:style-name="T10">"2012-10-17"</text:span></text:span><text:span text:style-name="Source_20_Text"><text:span text:style-name="T7">,</text:span></text:span></text:p>
      <text:p text:style-name="P9"><text:span text:style-name="Source_20_Text"><text:span text:style-name="T4"><text:s text:c="2"/></text:span></text:span><text:span text:style-name="Source_20_Text"><text:span text:style-name="T8">"Statement"</text:span></text:span><text:span text:style-name="Source_20_Text"><text:span text:style-name="T9">:</text:span></text:span><text:span text:style-name="Source_20_Text"><text:span text:style-name="T3"> </text:span></text:span><text:span text:style-name="Source_20_Text"><text:span text:style-name="T7">[</text:span></text:span></text:p>
      <text:p text:style-name="P9"><text:span text:style-name="Source_20_Text"><text:span text:style-name="T4"><text:s text:c="4"/></text:span></text:span><text:span text:style-name="Source_20_Text"><text:span text:style-name="T7">{</text:span></text:span></text:p>
      <text:p text:style-name="P9"><text:span text:style-name="Source_20_Text"><text:span text:style-name="T4"><text:s text:c="6"/></text:span></text:span><text:span text:style-name="Source_20_Text"><text:span text:style-name="T8">"Effect"</text:span></text:span><text:span text:style-name="Source_20_Text"><text:span text:style-name="T9">:</text:span></text:span><text:span text:style-name="Source_20_Text"><text:span text:style-name="T3"> </text:span></text:span><text:span text:style-name="Source_20_Text"><text:span text:style-name="T10">"Allow"</text:span></text:span><text:span text:style-name="Source_20_Text"><text:span text:style-name="T7">,</text:span></text:span></text:p>
      <text:p text:style-name="P9"><text:span text:style-name="Source_20_Text"><text:span text:style-name="T4"><text:s text:c="6"/></text:span></text:span><text:span text:style-name="Source_20_Text"><text:span text:style-name="T8">"Principal"</text:span></text:span><text:span text:style-name="Source_20_Text"><text:span text:style-name="T9">:</text:span></text:span><text:span text:style-name="Source_20_Text"><text:span text:style-name="T3"> </text:span></text:span><text:span text:style-name="Source_20_Text"><text:span text:style-name="T7">{</text:span></text:span></text:p>
      <text:p text:style-name="P9"><text:span text:style-name="Source_20_Text"><text:span text:style-name="T4"><text:s text:c="8"/></text:span></text:span><text:span text:style-name="Source_20_Text"><text:span text:style-name="T8">"Service"</text:span></text:span><text:span text:style-name="Source_20_Text"><text:span text:style-name="T9">:</text:span></text:span><text:span text:style-name="Source_20_Text"><text:span text:style-name="T3"> </text:span></text:span><text:span text:style-name="Source_20_Text"><text:span text:style-name="T10">"ec2.amazonaws.com"</text:span></text:span></text:p>
      <text:p text:style-name="P9"><text:span text:style-name="Source_20_Text"><text:span text:style-name="T4"><text:s text:c="6"/></text:span></text:span><text:span text:style-name="Source_20_Text"><text:span text:style-name="T7">},</text:span></text:span></text:p>
      <text:p text:style-name="P9"><text:span text:style-name="Source_20_Text"><text:span text:style-name="T4"><text:s text:c="6"/></text:span></text:span><text:span text:style-name="Source_20_Text"><text:span text:style-name="T8">"Action"</text:span></text:span><text:span text:style-name="Source_20_Text"><text:span text:style-name="T9">:</text:span></text:span><text:span text:style-name="Source_20_Text"><text:span text:style-name="T3"> </text:span></text:span><text:span text:style-name="Source_20_Text"><text:span text:style-name="T10">"sts:AssumeRole"</text:span></text:span></text:p>
      <text:p text:style-name="P9"><text:span text:style-name="Source_20_Text"><text:span text:style-name="T4"><text:s text:c="4"/></text:span></text:span><text:span text:style-name="Source_20_Text"><text:span text:style-name="T7">}</text:span></text:span></text:p>
      <text:p text:style-name="P9"><text:span text:style-name="Source_20_Text"><text:span text:style-name="T4"><text:s text:c="2"/></text:span></text:span><text:span text:style-name="Source_20_Text"><text:span text:style-name="T7">]</text:span></text:span></text:p>
      <text:p text:style-name="P9"><text:span text:style-name="Source_20_Text"><text:span text:style-name="T7">}</text:span></text:span></text:p>
      <text:p text:style-name="P5">Now that you have created the trust policy, you are ready to create an IAM role that you can then attach to an existing EC2 instance.</text:p>
      <text:p text:style-name="P5">To create an IAM role from the AWS CLI:</text:p>
      <text:list xml:id="list1085072917" text:style-name="L1">
        <text:list-item>
          <text:p text:style-name="P1"><text:soft-page-break/><text:span text:style-name="T2">Open the AWS CLI and call the </text:span><text:span text:style-name="T5">create-role</text:span><text:span text:style-name="T2"> command to create the IAM role, </text:span><text:span text:style-name="Strong_20_Emphasis"><text:span text:style-name="T11">YourNewRole</text:span></text:span><text:span text:style-name="T2">, based on the trust policy, </text:span><text:span text:style-name="T5">YourNewRole-Trust-Policy.json</text:span><text:span text:style-name="T2">.</text:span></text:p>
          <text:p text:style-name="P10"><text:span text:style-name="Source_20_Text"><text:span text:style-name="T3">$aws iam create-role --role-name </text:span></text:span><text:span text:style-name="Source_20_Text"><text:span text:style-name="Strong_20_Emphasis"><text:span text:style-name="T12">YourNewRole</text:span></text:span></text:span><text:span text:style-name="Source_20_Text"><text:span text:style-name="T3"> --assume-role-policy-document file://YourNewRole-Trust-Policy.json</text:span></text:span></text:p>
        </text:list-item>
        <text:list-item>
          <text:p text:style-name="P6"><text:span text:style-name="T2">Call the </text:span><text:span text:style-name="T5">attach-role-policy</text:span><text:span text:style-name="T2"> command to grant this IAM role permission to access resources in your account. In this example, I assume your application requires read-only access to all Amazon S3 buckets in your account and objects inside the buckets. Therefore, I will use the </text:span><text:span text:style-name="T5">AmazonS3ReadOnlyAccess</text:span><text:span text:style-name="T2"> </text:span><text:a xlink:type="simple" xlink:href="https://aws.amazon.com/blogs/aws/new-managed-policies-for-aws-identity-access-management/" office:target-frame-name="_blank" xlink:show="new" text:style-name="Internet_20_link" text:visited-style-name="Visited_20_Internet_20_Link"><text:span text:style-name="T6">AWS managed policy</text:span></text:a><text:span text:style-name="T2">. For more information about AWS managed policies, see </text:span><text:a xlink:type="simple" xlink:href="http://docs.aws.amazon.com/IAM/latest/UserGuide/access_policies_managed-using.html" office:target-frame-name="_blank" xlink:show="new" text:style-name="Internet_20_link" text:visited-style-name="Visited_20_Internet_20_Link"><text:span text:style-name="T6">Working with Managed Policies</text:span></text:a><text:span text:style-name="T2">.</text:span></text:p>
          <text:p text:style-name="P10"><text:span text:style-name="Source_20_Text"><text:span text:style-name="T3">$aws iam attach-role-policy --role-name </text:span></text:span><text:span text:style-name="Source_20_Text"><text:span text:style-name="Strong_20_Emphasis"><text:span text:style-name="T12">YourNewRole</text:span></text:span></text:span><text:span text:style-name="Source_20_Text"><text:span text:style-name="T3"> --policy-arn arn:aws:iam::aws:policy/AmazonS3ReadOnlyAccess</text:span></text:span></text:p>
        </text:list-item>
        <text:list-item>
          <text:p text:style-name="P1"><text:span text:style-name="T2">Call the </text:span><text:span text:style-name="T5">create-instance-profile</text:span><text:span text:style-name="T2"> command, followed by the </text:span><text:span text:style-name="T5">add-role-to-instance-profile</text:span><text:span text:style-name="T2"> command to create the IAM instance profile, </text:span><text:span text:style-name="Strong_20_Emphasis"><text:span text:style-name="T11">YourNewRole-Instance-Profile</text:span></text:span><text:span text:style-name="T2">. The instance profile allows EC2 to pass the IAM role, </text:span><text:span text:style-name="Strong_20_Emphasis"><text:span text:style-name="T11">YourNewRole</text:span></text:span><text:span text:style-name="T2">, to an EC2 instance. To learn more, see </text:span><text:a xlink:type="simple" xlink:href="http://docs.aws.amazon.com/IAM/latest/UserGuide/id_roles_use_switch-role-ec2_instance-profiles.html" office:target-frame-name="_blank" xlink:show="new" text:style-name="Internet_20_link" text:visited-style-name="Visited_20_Internet_20_Link"><text:span text:style-name="T6">Using Instance Profiles</text:span></text:a><text:span text:style-name="T2">.</text:span></text:p>
          <text:p text:style-name="P10"><text:span text:style-name="Source_20_Text"><text:span text:style-name="T3">$aws iam create-instance-profile --instance-profile-name </text:span></text:span><text:span text:style-name="Source_20_Text"><text:span text:style-name="Strong_20_Emphasis"><text:span text:style-name="T12">YourNewRole-Instance-Profile</text:span></text:span></text:span></text:p>
          <text:p text:style-name="P10"><text:span text:style-name="Source_20_Text"><text:span text:style-name="T3">$aws iam add-role-to-instance-profile --role-name </text:span></text:span><text:span text:style-name="Source_20_Text"><text:span text:style-name="Strong_20_Emphasis"><text:span text:style-name="T12">YourNewRole</text:span></text:span></text:span><text:span text:style-name="Source_20_Text"><text:span text:style-name="T3"> --instance-profile-name </text:span></text:span><text:span text:style-name="Source_20_Text"><text:span text:style-name="Strong_20_Emphasis"><text:span text:style-name="T12">YourNewRole-Instance-Profile</text:span></text:span></text:span></text:p>
        </text:list-item>
      </text:list>
      <text:p text:style-name="P4"><text:span text:style-name="T2">You have successfully created the IAM role, </text:span><text:span text:style-name="Strong_20_Emphasis"><text:span text:style-name="T11">YourNewRole</text:span></text:span><text:span text:style-name="T2">.</text:span></text:p>
      <text:h text:style-name="P8" text:outline-level="3">Attach the IAM role to an existing EC2 instance that was originally launched without an IAM role</text:h>
      <text:p text:style-name="P4"><text:span text:style-name="T2">You are now ready to attach the IAM role, </text:span><text:span text:style-name="Strong_20_Emphasis"><text:span text:style-name="T11">YourNewRole</text:span></text:span><text:span text:style-name="T2">, to the EC2 instance, </text:span><text:span text:style-name="Strong_20_Emphasis"><text:span text:style-name="T11">YourInstanceId</text:span></text:span><text:span text:style-name="T2">. To attach the role:</text:span></text:p>
      <text:list xml:id="list2643304841" text:style-name="L2">
        <text:list-item>
          <text:p text:style-name="P2"><text:span text:style-name="T2">Call the </text:span><text:span text:style-name="T5">associate-iam-instance-profile</text:span><text:span text:style-name="T2"> command to attach the instance profile, </text:span><text:span text:style-name="Strong_20_Emphasis"><text:span text:style-name="T11">YourNewRole-Instance-Profile</text:span></text:span><text:span text:style-name="T2">, for the newly created IAM role, </text:span><text:span text:style-name="Strong_20_Emphasis"><text:span text:style-name="T11">YourNewRole</text:span></text:span><text:span text:style-name="T2">, to your EC2 instance, </text:span><text:span text:style-name="Strong_20_Emphasis"><text:span text:style-name="T11">YourInstanceId</text:span></text:span><text:span text:style-name="T2">.</text:span></text:p>
          <text:p text:style-name="P11"><text:span text:style-name="Source_20_Text"><text:span text:style-name="T3">$aws ec2 associate-iam-instance-profile --instance-id </text:span></text:span><text:span text:style-name="Source_20_Text"><text:span text:style-name="Strong_20_Emphasis"><text:span text:style-name="T12">YourInstanceId</text:span></text:span></text:span><text:span text:style-name="Source_20_Text"><text:span text:style-name="T3"> --iam-instance-profile Name=</text:span></text:span><text:span text:style-name="Source_20_Text"><text:span text:style-name="Strong_20_Emphasis"><text:span text:style-name="T12">YourNewRole-Instance-Profile</text:span></text:span></text:span></text:p>
        </text:list-item>
        <text:list-item>
          <text:p text:style-name="P3"><text:soft-page-break/>You can verify that the IAM role is now attached to the instance by calling the <text:span text:style-name="T13">describe-iam-instance-profile-association</text:span> command.</text:p>
          <text:p text:style-name="P11"><text:span text:style-name="Source_20_Text"><text:span text:style-name="T3">$aws ec2 describe-iam-instance-profile-associations</text:span></text:span></text:p>
        </text:list-item>
        <text:list-item>
          <text:p text:style-name="P2"><text:span text:style-name="T2">Now, you can update your application to </text:span><text:a xlink:type="simple" xlink:href="http://docs.aws.amazon.com/sdk-for-java/v1/developer-guide/java-dg-roles.html#roles-walkthrough" office:target-frame-name="_blank" xlink:show="new" text:style-name="Internet_20_link" text:visited-style-name="Visited_20_Internet_20_Link"><text:span text:style-name="T6">use the IAM role to access AWS resources</text:span></text:a><text:span text:style-name="T2"> and delete the long-term keys from your instance.</text:span></text:p>
        </text:list-item>
      </text:list>
      <text:h text:style-name="P8" text:outline-level="3">Replace the attached IAM role</text:h>
      <text:p text:style-name="P5">If your role requirements change and you need to modify the permissions you granted your EC2 instance via the IAM role, you can replace the policy attached to the IAM role. However, this will also modify permissions for other EC2 instances that use this IAM role.</text:p>
      <text:p text:style-name="P4"><text:span text:style-name="T2">Instead, you could call </text:span><text:span text:style-name="T5">replace-iam-instance-profile-association</text:span><text:span text:style-name="T2"> to replace the currently attached IAM role, </text:span><text:span text:style-name="Strong_20_Emphasis"><text:span text:style-name="T11">YourNewRole</text:span></text:span><text:span text:style-name="T2">, with another IAM role without terminating your EC2 instance. In the following example, I use the placeholder, </text:span><text:span text:style-name="Strong_20_Emphasis"><text:span text:style-name="T11">YourCurrentAssociation-id</text:span></text:span><text:span text:style-name="T2">, to denote the current </text:span><text:span text:style-name="T5">iam-instance-profile-association</text:span><text:span text:style-name="T2"> instance, and the placeholder, </text:span><text:span text:style-name="Strong_20_Emphasis"><text:span text:style-name="T11">YourReplacementRole-Instance-Profile</text:span></text:span><text:span text:style-name="T2">, to denote the replacement instance profile you want to associate with that instance. Be sure to replace these placeholders with the appropriate </text:span><text:span text:style-name="T5">association-id</text:span><text:span text:style-name="T2"> and the IAM instance profile name from your account.</text:span></text:p>
      <text:p text:style-name="P9"><text:span text:style-name="Source_20_Text"><text:span text:style-name="T3">$aws ec2 replace-iam-instance-profile-association --association-id </text:span></text:span><text:span text:style-name="Source_20_Text"><text:span text:style-name="Strong_20_Emphasis"><text:span text:style-name="T12">YourCurrentAssociation-id</text:span></text:span></text:span><text:span text:style-name="Source_20_Text"><text:span text:style-name="T3"> --iam-instance-profile Name=</text:span></text:span><text:span text:style-name="Source_20_Text"><text:span text:style-name="Strong_20_Emphasis"><text:span text:style-name="T12">YourReplacementRole-Instance-Profile</text:span></text:span></text:span><text:span text:style-name="Source_20_Text"><text:span text:style-name="T3"> </text:span></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mazonEmber" svg:font-family="AmazonEmber, 'Helvetica Neue', Helvetica, Arial, sans-serif"/>
    <style:font-face style:name="AmazonEmberBold" svg:font-family="AmazonEmberBold, 'Helvetica Neue Bold', 'Helvetica Neue', Helvetica, Arial, sans-serif"/>
    <style:font-face style:name="Consolas" svg:font-family="Consolas, 'Andale Mono WT', 'Andale Mono', 'Lucida Console', 'Lucida Sans Typewriter', 'DejaVu Sans Mono', 'Bitstream Vera Sans Mono', 'Liberation Mono', 'Nimbus Mono L', Monaco, 'Courier New', Courier, monospace"/>
    <style:font-face style:name="Lohit Devanagari1" svg:font-family="'Lohit Devanagari'"/>
    <style:font-face style:name="courier" svg:font-family="courier"/>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7T19:13:33.850631572</meta:creation-date>
    <dc:date>2019-07-17T19:14:12.093950973</dc:date>
    <meta:editing-duration>PT38S</meta:editing-duration>
    <meta:editing-cycles>1</meta:editing-cycles>
    <meta:document-statistic meta:table-count="0" meta:image-count="0" meta:object-count="0" meta:page-count="3" meta:paragraph-count="36" meta:word-count="579" meta:character-count="4179" meta:non-whitespace-character-count="3606"/>
    <meta:generator>LibreOffice/6.0.7.3$Linux_X86_64 LibreOffice_project/00m0$Build-3</meta:generator>
  </office:meta>
</office:document-meta>
</file>